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413b1" officeooo:paragraph-rsid="001413b1"/>
    </style:style>
    <style:style style:name="P9" style:family="paragraph" style:parent-style-name="Table_20_Contents">
      <style:text-properties officeooo:rsid="00151139" officeooo:paragraph-rsid="00151139"/>
    </style:style>
    <style:style style:name="P10" style:family="paragraph" style:parent-style-name="Table_20_Contents">
      <style:text-properties fo:font-style="italic" officeooo:rsid="0015dd64" officeooo:paragraph-rsid="0015dd64" style:font-style-asian="italic" style:font-style-complex="italic"/>
    </style:style>
    <style:style style:name="P11" style:family="paragraph" style:parent-style-name="Table_20_Contents">
      <style:text-properties officeooo:paragraph-rsid="0015dd64"/>
    </style:style>
    <style:style style:name="P12" style:family="paragraph" style:parent-style-name="Table_20_Contents">
      <style:paragraph-properties fo:margin-top="0cm" fo:margin-bottom="0cm" style:contextual-spacing="true" fo:line-height="100%">
        <style:tab-stops/>
      </style:paragraph-properties>
      <style:text-properties officeooo:rsid="00183559" officeooo:paragraph-rsid="00183559"/>
    </style:style>
    <style:style style:name="P13" style:family="paragraph" style:parent-style-name="Table_20_Contents">
      <style:paragraph-properties fo:margin-top="0cm" fo:margin-bottom="0cm" style:contextual-spacing="true"/>
      <style:text-properties officeooo:rsid="00183559" officeooo:paragraph-rsid="00183559"/>
    </style:style>
    <style:style style:name="P14" style:family="paragraph" style:parent-style-name="Table_20_Contents">
      <style:paragraph-properties fo:margin-top="0cm" fo:margin-bottom="0cm" style:contextual-spacing="true" fo:line-height="100%">
        <style:tab-stops/>
      </style:paragraph-properties>
      <style:text-properties officeooo:paragraph-rsid="00183559"/>
    </style:style>
    <style:style style:name="P15" style:family="paragraph" style:parent-style-name="Table_20_Contents">
      <style:paragraph-properties fo:margin-top="0cm" fo:margin-bottom="0cm" style:contextual-spacing="true" fo:line-height="100%"/>
      <style:text-properties officeooo:paragraph-rsid="0018d416"/>
    </style:style>
    <style:style style:name="P16" style:family="paragraph" style:parent-style-name="Table_20_Contents">
      <style:paragraph-properties fo:margin-top="0cm" fo:margin-bottom="0cm" style:contextual-spacing="true" fo:line-height="100%"/>
      <style:text-properties officeooo:rsid="0018d416" officeooo:paragraph-rsid="0018d416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13b1"/>
    </style:style>
    <style:style style:name="T4" style:family="text">
      <style:text-properties officeooo:rsid="0015dd64"/>
    </style:style>
    <style:style style:name="T5" style:family="text">
      <style:text-properties fo:font-style="italic" officeooo:rsid="0015dd64" style:font-style-asian="italic" style:font-style-complex="italic"/>
    </style:style>
    <style:style style:name="T6" style:family="text">
      <style:text-properties officeooo:rsid="0016757b"/>
    </style:style>
    <style:style style:name="T7" style:family="text">
      <style:text-properties officeooo:rsid="00183559"/>
    </style:style>
    <style:style style:name="T8" style:family="text">
      <style:text-properties officeooo:rsid="0018d416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 Criado Ramó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15</text:span> minutos.</text:p>
      <text:p text:style-name="Standard">1. He resuelto todas las dudas que tenía antes de iniciar la sesión de prácticas: <text:span text:style-name="T3">Sí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En primer lugar se crean dos archivos: archivo1 y archivo2 ambos con la siguiente configuración de permisos:</text:p>
            <text:p text:style-name="P9">----rwx---</text:p>
            <text:p text:style-name="P9">Esto quiere decir que solo el grupo tiene permisos de lectura, escritura y ejecución. Esto se debe a que el umask era inicialmente 0 <text:span text:style-name="T6">en mi sistema, aunque luego explícitamente para el archivo2 esto sea configurado.</text:span> Por tanto, los modos dados en el tercer argumento de la llamada al sistema open, serán aquellos que se aplicarán, en este caso S_IRGRP|S_IWGRP|S_IXGRP.</text:p>
            <text:p text:style-name="P9">Para modificar los permisos utiliza chmod, por lo que como primer parámetro pasa la ruta relativa. <text:span text:style-name="T4">En archivo1 deja todos los atributos iguales excepto quitar el permiso de ejecución del grupo y asignar el GID del propietario al proceso que ejecute el archivo. En archivo2, da permiso de escritura, lectura y ejecución al usuario y al grupo y sólo permiso de lectura a otros.</text:span></text:p>
            <text:p text:style-name="P10">Nota: Si quiero conservar los atributos previos debo utilizar stat y acceder al st_mode</text:p>
            <text:p text:style-name="P11"><text:span text:style-name="T5">Nota2: en los sources dados falta #include &lt;stdlib.h&gt; para exit.</text:span>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#include &lt;dirent.h&gt;</text:p>
            <text:p text:style-name="P12">#include &lt;stdlib.h&gt;</text:p>
            <text:p text:style-name="P12">#include &lt;stdio.h&gt;</text:p>
            <text:p text:style-name="P12">#include &lt;errno.h&gt;</text:p>
            <text:p text:style-name="P12">#include &lt;sys/types.h&gt;</text:p>
            <text:p text:style-name="P12">#include &lt;sys/stat.h&gt;</text:p>
            <text:p text:style-name="P12">#include &lt;unistd.h&gt;</text:p>
            <text:p text:style-name="P12">#include &lt;string.h&gt;</text:p>
            <text:p text:style-name="P12"></text:p>
            <text:p text:style-name="P12"></text:p>
            <text:p text:style-name="P12">int main(int argc, char *argv[]){</text:p>
            <text:p text:style-name="P12"><text:tab/>DIR *dirstream;</text:p>
            <text:p text:style-name="P12"><text:tab/>struct dirent *archivo;</text:p>
            <text:p text:style-name="P12"><text:tab/>char *path;</text:p>
            <text:p text:style-name="P12"><text:tab/>char *filepath;</text:p>
            <text:p text:style-name="P12"><text:tab/>unsigned bandera;</text:p>
            <text:p text:style-name="P12"><text:tab/>unsigned antigua_bandera;</text:p>
            <text:p text:style-name="P12"><text:tab/>struct stat atributos;</text:p>
            <text:p text:style-name="P12"></text:p>
            <text:p text:style-name="P12"><text:tab/>if (argc!=3){ /* Compruebo argumentos válidos */</text:p>
            <text:p text:style-name="P12"><text:tab/><text:tab/><text:tab/>printf("Número de argumentos inválido.\n");</text:p>
            <text:p text:style-name="P12"><text:s text:c="6"/>perror("Número de argumentos inválido.\n");</text:p>
            <text:p text:style-name="P12"><text:s text:c="6"/>exit(EXIT_FAILURE);</text:p>
            <text:p text:style-name="P12"><text:tab/> }</text:p>
            <text:p text:style-name="P12"></text:p>
            <text:p text:style-name="P12"><text:s text:c="2"/>/* Proceso argumentos y abro directorio */</text:p>
            <text:p text:style-name="P12"><text:tab/>path=argv[1];</text:p>
            <text:p text:style-name="P12"><text:tab/>bandera=strtol(argv[2],NULL,8);</text:p>
            <text:p text:style-name="P12"><text:tab/>if((dirstream=opendir(path))==NULL){</text:p>
            <text:p text:style-name="P12"><text:tab/><text:tab/>printf("Error: %d al abrir el directorio.\n", errno);</text:p>
            <text:p text:style-name="P12"><text:s text:c="4"/>perror("Error al abrir el directorio.\n");</text:p>
            <text:p text:style-name="P12"><text:s text:c="4"/>exit(EXIT_FAILURE);</text:p>
            <text:p text:style-name="P12"><text:s text:c="2"/>}</text:p>
            <text:p text:style-name="P12"></text:p>
            <text:p text:style-name="P12"><text:soft-page-break/><text:tab/>/* Leo todo el directorio */</text:p>
            <text:p text:style-name="P12"><text:tab/>while ((archivo=readdir(dirstream))!=NULL){</text:p>
            <text:p text:style-name="P12"><text:tab/><text:tab/>printf("%s: ",(*archivo).d_name); /* Nombre archivo */</text:p>
            <text:p text:style-name="P12"><text:tab/><text:tab/>filepath=(char *)realloc(filepath,(strlen((*archivo).d_name)+strlen(path))+1);</text:p>
            <text:p text:style-name="P12"><text:tab/><text:tab/>strcpy(filepath,path);</text:p>
            <text:p text:style-name="P12"><text:tab/><text:tab/>strcat(filepath,"/");</text:p>
            <text:p text:style-name="P12"><text:tab/><text:tab/>strcat(filepath,(*archivo).d_name);</text:p>
            <text:p text:style-name="P12"><text:tab/><text:tab/>if (stat(filepath,&amp;atributos)&lt;0){ /* Leo metadatos archivo iniciales */</text:p>
            <text:p text:style-name="P12"><text:tab/><text:tab/><text:tab/>printf("Error: %d al leer los metadatos de %s.\n", errno,(*archivo).d_name);</text:p>
            <text:p text:style-name="P12"><text:s text:c="4"/><text:tab/>perror("Error al leer datos del archivo.\n");</text:p>
            <text:p text:style-name="P12"><text:tab/><text:tab/><text:tab/>exit(EXIT_FAILURE);</text:p>
            <text:p text:style-name="P12"><text:tab/><text:tab/>}</text:p>
            <text:p text:style-name="P12"><text:tab/><text:tab/>antigua_bandera=atributos.st_mode &amp; (S_IRWXU | S_IRWXG | S_IRWXO);</text:p>
            <text:p text:style-name="P12"><text:tab/><text:tab/>if (chmod(filepath,bandera)&lt;0){ /* Cambio permisos */</text:p>
            <text:p text:style-name="P12"><text:tab/><text:tab/><text:tab/>printf("%d %o\n",errno,antigua_bandera);</text:p>
            <text:p text:style-name="P12"><text:tab/><text:tab/><text:tab/>perror("No se han podido cambiar los permisos.\n");</text:p>
            <text:p text:style-name="P12"><text:tab/><text:tab/>}</text:p>
            <text:p text:style-name="P12"><text:tab/><text:tab/>if (stat(filepath,&amp;atributos)&lt;0){ /* Releo metadatos de archivos */</text:p>
            <text:p text:style-name="P12"><text:tab/><text:tab/><text:tab/>printf("Error: %d al leer los metadatos de %s.\n", errno,(*archivo).d_name);</text:p>
            <text:p text:style-name="P12"><text:s text:c="4"/><text:tab/>perror("Error al leer datos del archivo.\n");</text:p>
            <text:p text:style-name="P12"><text:tab/><text:tab/><text:tab/>exit(EXIT_FAILURE);</text:p>
            <text:p text:style-name="P12"><text:tab/><text:tab/>}</text:p>
            <text:p text:style-name="P12"><text:tab/><text:tab/><text:tab/>printf("%o %o\n",antigua_bandera,atributos.st_mode &amp; (S_IRWXU | S_IRWXG | S_IRWXO));</text:p>
            <text:p text:style-name="P12"><text:tab/><text:tab/></text:p>
            <text:p text:style-name="P12"><text:tab/>}</text:p>
            <text:p text:style-name="P12"><text:tab/>free (filepath); /* Libero memoria dinámica */</text:p>
            <text:p text:style-name="P12"></text:p>
            <text:p text:style-name="P12"><text:s text:c="2"/>/* Cierro directorio */</text:p>
            <text:p text:style-name="P12"><text:tab/>if (closedir(dirstream)&lt;0){</text:p>
            <text:p text:style-name="P12"><text:tab/><text:tab/>printf("Error: %d al cerrar el directorio.\n", errno);</text:p>
            <text:p text:style-name="P12"><text:s text:c="4"/>perror("Error al cerrar el directorio.\n");</text:p>
            <text:p text:style-name="P12"><text:tab/><text:tab/>exit(EXIT_FAILURE);</text:p>
            <text:p text:style-name="P12"><text:tab/>}</text:p>
            <text:p text:style-name="P12"><text:tab/><text:tab/></text:p>
            <text:p text:style-name="P12"></text:p>
            <text:p text:style-name="P12"><text:tab/>return EXIT_SUCCESS;</text:p>
            <text:p text:style-name="P14"><text:span text:style-name="T7">}</text:span>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">#include &lt;dirent.h&gt;</text:p>
            <text:p text:style-name="P16">#include &lt;stdlib.h&gt;</text:p>
            <text:p text:style-name="P16">#include &lt;stdio.h&gt;</text:p>
            <text:p text:style-name="P16">#include &lt;errno.h&gt;</text:p>
            <text:p text:style-name="P16">#include &lt;sys/types.h&gt;</text:p>
            <text:p text:style-name="P16">#include &lt;sys/stat.h&gt;</text:p>
            <text:p text:style-name="P16">#include &lt;unistd.h&gt;</text:p>
            <text:p text:style-name="P16">#include &lt;string.h&gt;</text:p>
            <text:p text:style-name="P16"></text:p>
            <text:p text:style-name="P16">int main(int argc, char *argv[]){</text:p>
            <text:p text:style-name="P16"><text:tab/><text:tab/>char *dirpath;</text:p>
            <text:p text:style-name="P16"><text:tab/><text:tab/>char *filepath;</text:p>
            <text:p text:style-name="P16"><text:tab/><text:tab/>long unsigned bytes=0;</text:p>
            <text:p text:style-name="P16"><text:tab/><text:tab/>unsigned contador=0;</text:p>
            <text:p text:style-name="P16"><text:tab/><text:tab/>DIR *dirstream;</text:p>
            <text:p text:style-name="P16"><text:tab/><text:tab/>struct dirent *archivo;</text:p>
            <text:p text:style-name="P16"><text:tab/><text:tab/>struct stat atributos;</text:p>
            <text:p text:style-name="P16"></text:p>
            <text:p text:style-name="P16"><text:tab/><text:tab/>if (argc&gt;2){</text:p>
            <text:p text:style-name="P16"><text:tab/><text:tab/><text:tab/>/* Compruebo argumentos válidos */</text:p>
            <text:p text:style-name="P16"><text:soft-page-break/><text:tab/><text:tab/><text:tab/>printf("Número de argumentos inválido.\n");</text:p>
            <text:p text:style-name="P16"><text:s text:c="6"/>perror("Número de argumentos inválido.\n");</text:p>
            <text:p text:style-name="P16"><text:s text:c="6"/>exit(EXIT_FAILURE);</text:p>
            <text:p text:style-name="P16"><text:tab/><text:tab/>}</text:p>
            <text:p text:style-name="P16"><text:tab/><text:tab/>if (argc==2)</text:p>
            <text:p text:style-name="P16"><text:tab/><text:tab/><text:tab/>dirpath=argv[1];</text:p>
            <text:p text:style-name="P16"><text:tab/><text:tab/>else {</text:p>
            <text:p text:style-name="P16"><text:tab/><text:tab/><text:tab/>dirpath=(char *) malloc(1);</text:p>
            <text:p text:style-name="P16"><text:tab/><text:tab/><text:tab/>dirpath[0]='.';</text:p>
            <text:p text:style-name="P16"><text:s text:c="4"/>}</text:p>
            <text:p text:style-name="P16"></text:p>
            <text:p text:style-name="P16"><text:tab/> <text:tab/>if((dirstream=opendir(dirpath))==NULL){</text:p>
            <text:p text:style-name="P16"><text:s text:c="4"/><text:tab/>/* Abro directorio */</text:p>
            <text:p text:style-name="P16"><text:tab/><text:tab/><text:tab/>printf("Error: %d al abrir el directorio.\n", errno);</text:p>
            <text:p text:style-name="P16"><text:s text:c="2"/><text:tab/><text:tab/>perror("Error al abrir el directorio.\n");</text:p>
            <text:p text:style-name="P16"><text:s text:c="2"/><text:tab/> <text:s/>exit(EXIT_FAILURE);</text:p>
            <text:p text:style-name="P16"><text:s text:c="2"/><text:tab/>}</text:p>
            <text:p text:style-name="P16"><text:tab/><text:tab/><text:tab/></text:p>
            <text:p text:style-name="P16"><text:tab/><text:tab/>printf("Los inodos son: \n");</text:p>
            <text:p text:style-name="P16"><text:tab/><text:tab/>while ((archivo=readdir(dirstream))!=NULL){</text:p>
            <text:p text:style-name="P16"><text:tab/><text:tab/><text:tab/>/* Leo todos los ficheros del directorio */</text:p>
            <text:p text:style-name="P16"><text:tab/><text:tab/><text:tab/>filepath=(char *)realloc(filepath,(strlen((*archivo).d_name)+strlen(dirpath))+1);</text:p>
            <text:p text:style-name="P16"><text:tab/><text:tab/><text:tab/>strcpy(filepath,dirpath);</text:p>
            <text:p text:style-name="P16"><text:tab/><text:tab/><text:tab/>strcat(filepath,"/");</text:p>
            <text:p text:style-name="P16"><text:tab/><text:tab/><text:tab/>strcat(filepath,(*archivo).d_name);</text:p>
            <text:p text:style-name="P16"></text:p>
            <text:p text:style-name="P16"><text:tab/><text:tab/><text:tab/></text:p>
            <text:p text:style-name="P16"></text:p>
            <text:p text:style-name="P16"><text:tab/><text:tab/><text:tab/>if (stat(filepath,&amp;atributos)&lt;0){ /* Leo metadatos de cada archivo */</text:p>
            <text:p text:style-name="P16"><text:tab/><text:tab/><text:tab/><text:tab/>printf("Error: %d al leer los metadatos de %s.\n", errno,(*archivo).d_name);</text:p>
            <text:p text:style-name="P16"><text:s text:c="4"/><text:tab/><text:tab/>perror("Error al leer datos del archivo.\n");</text:p>
            <text:p text:style-name="P16"><text:tab/><text:tab/><text:tab/><text:tab/>exit(EXIT_FAILURE);</text:p>
            <text:p text:style-name="P16"><text:tab/><text:tab/><text:tab/>}</text:p>
            <text:p text:style-name="P16"></text:p>
            <text:p text:style-name="P16"><text:tab/><text:tab/><text:tab/>if (atributos.st_mode &amp; S_IFREG){</text:p>
            <text:p text:style-name="P16"><text:tab/><text:tab/><text:tab/><text:tab/>printf("%s %lu\n", filepath, (unsigned long) (*archivo).d_ino);</text:p>
            <text:p text:style-name="P16"><text:tab/><text:tab/><text:tab/><text:tab/>if (atributos.st_mode &amp; (S_IXGRP | S_IXOTH)) <text:tab/></text:p>
            <text:p text:style-name="P16"><text:tab/><text:tab/><text:tab/><text:tab/><text:tab/>++contador;</text:p>
            <text:p text:style-name="P16"><text:tab/><text:tab/><text:tab/><text:tab/>bytes+=atributos.st_size;</text:p>
            <text:p text:style-name="P16"><text:tab/><text:tab/><text:tab/>}</text:p>
            <text:p text:style-name="P16"><text:tab/><text:tab/><text:tab/></text:p>
            <text:p text:style-name="P16"><text:s text:c="4"/>}</text:p>
            <text:p text:style-name="P16"></text:p>
            <text:p text:style-name="P16"><text:tab/><text:tab/>printf("Hay %i archivos regulares con permiso x para grupo y otros.\n",</text:p>
            <text:p text:style-name="P16"><text:s text:c="14"/>contador);</text:p>
            <text:p text:style-name="P16"><text:tab/><text:tab/>printf("Todos ellos ocupan %lu bytes\n", bytes);</text:p>
            <text:p text:style-name="P16"><text:tab/><text:tab/></text:p>
            <text:p text:style-name="P16"><text:s/><text:tab/><text:tab/>free (filepath); /* Libero memoria dinámica */</text:p>
            <text:p text:style-name="P16"></text:p>
            <text:p text:style-name="P16"><text:s/><text:tab/> <text:s/>/* Cierro directorio */</text:p>
            <text:p text:style-name="P16"><text:tab/> <text:s/>if (closedir(dirstream)&lt;0){</text:p>
            <text:p text:style-name="P16"><text:tab/><text:tab/> <text:s/>printf("Error: %d al cerrar el directorio.\n", errno);</text:p>
            <text:p text:style-name="P16"><text:s text:c="3"/><text:tab/> <text:s/>perror("Error al cerrar el directorio.\n");</text:p>
            <text:p text:style-name="P16"><text:tab/><text:tab/><text:tab/>exit(EXIT_FAILURE);</text:p>
            <text:p text:style-name="P16"><text:tab/><text:tab/>}</text:p>
            <text:p text:style-name="P16"><text:tab/><text:tab/>return EXIT_SUCCESS;</text:p>
            <text:p text:style-name="P15"><text:span text:style-name="T8">}</text:span>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1-12T14:59:57.346430347</dc:date>
    <meta:print-date>2011-10-06T10:39:21</meta:print-date>
    <meta:editing-cycles>184</meta:editing-cycles>
    <meta:editing-duration>PT21H31M43S</meta:editing-duration>
    <meta:document-statistic meta:table-count="9" meta:image-count="1" meta:object-count="0" meta:page-count="4" meta:paragraph-count="170" meta:word-count="716" meta:character-count="6029" meta:non-whitespace-character-count="4987"/>
    <meta:user-defined meta:name="Información 1"/>
    <meta:user-defined meta:name="Información 2"/>
    <meta:user-defined meta:name="Información 3"/>
    <meta:user-defined meta:name="Información 4"/>
  </office:meta>
</office:document-meta>
</file>